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b63b1" officeooo:paragraph-rsid="001b6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file contains macro’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18:06.218976548</meta:creation-date>
    <dc:date>2025-01-14T17:57:46.097384768</dc:date>
    <meta:editing-duration>PT5M1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4" meta:character-count="27" meta:non-whitespace-character-count="2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SetDefaultPageStyleBackgroundColor(Doc)
        'Dim Doc As Object
        Dim DefaultPageStyle As Object
        Dim RGBColor As Long

        Doc = Thiscomponent
        DefaultPageStyle = Doc.StyleFamilies.getByName("PageStyles").getByName("Default Page Style")

        RGBColor = RGB(17, 47, 65)

        DefaultPageStyle.setPropertyValue("BackColor", RGBColor)
End Sub

function OpenSilent(FilePath as String) as Object
  Dim FileProperties(1) As New com.sun.star.beans.PropertyValue
  FileProperties(0).Name = "Hidden"
  FileProperties(0).Value = True
  OpenSilent = StarDesktop.loadComponentFromURL("file://" &amp; FilePath, "_blank", 0, FileProperties())
end function

sub Headless(FilePath as String)
  Document = OpenSilent(FilePath)
  'call MyArgumentlessMacro()
  call SetDefaultPageStyleBackgroundColor(Document)
  call Document.close(True)
end sub


'sub HeadlessWithArgs(FilePath as String, Arg1 as Variant, Arg2 as Variant)
'  Document = OpenSilent(FilePath)
'  call MyMacroWithArguments(Arg1, Arg2)
'  call Document.close(True)
'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